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4pt" officeooo:rsid="0014bf46" style:font-size-asian="14pt" style:font-size-complex="14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10">Name:- Abhijeet Koturwar</text:p>
      <text:p text:style-name="P10">Roll No. 80094</text:p>
      <text:p text:style-name="P10">Group- KD4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19:44:04.430221997</dc:date>
    <meta:editing-duration>PT4H33M48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1" meta:word-count="175" meta:character-count="944" meta:non-whitespace-character-count="793"/>
  </office:meta>
</office:document-meta>
</file>